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8870000018B0000018B903A573EF2CBD1FA.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965a5" officeooo:paragraph-rsid="001965a5"/>
    </style:style>
    <style:style style:name="P2" style:family="paragraph" style:parent-style-name="Standard">
      <style:text-properties fo:language="en" fo:country="US"/>
    </style:style>
    <style:style style:name="P3" style:family="paragraph" style:parent-style-name="Standard">
      <style:text-properties fo:language="en" fo:country="US" officeooo:rsid="0016a894" officeooo:paragraph-rsid="0016a894"/>
    </style:style>
    <style:style style:name="P4" style:family="paragraph" style:parent-style-name="Standard">
      <style:text-properties fo:language="en" fo:country="US" officeooo:rsid="0016a894" officeooo:paragraph-rsid="00332273"/>
    </style:style>
    <style:style style:name="P5" style:family="paragraph" style:parent-style-name="Standard">
      <style:text-properties fo:language="en" fo:country="US" officeooo:rsid="00332273" officeooo:paragraph-rsid="00332273"/>
    </style:style>
    <style:style style:name="P6" style:family="paragraph" style:parent-style-name="Standard">
      <style:text-properties fo:language="en" fo:country="US" officeooo:rsid="0017bba8" officeooo:paragraph-rsid="0017bba8"/>
    </style:style>
    <style:style style:name="P7" style:family="paragraph" style:parent-style-name="Standard">
      <style:text-properties fo:language="en" fo:country="US" officeooo:rsid="0017bba8" officeooo:paragraph-rsid="001c2677"/>
    </style:style>
    <style:style style:name="P8" style:family="paragraph" style:parent-style-name="Standard">
      <style:text-properties fo:language="en" fo:country="US" officeooo:rsid="00195b4c" officeooo:paragraph-rsid="00195b4c"/>
    </style:style>
    <style:style style:name="P9" style:family="paragraph" style:parent-style-name="Standard">
      <style:text-properties fo:language="en" fo:country="US" officeooo:rsid="00195b4c" officeooo:paragraph-rsid="001c2677"/>
    </style:style>
    <style:style style:name="P10" style:family="paragraph" style:parent-style-name="Standard">
      <style:text-properties fo:language="en" fo:country="US" officeooo:rsid="001c2677" officeooo:paragraph-rsid="001c2677"/>
    </style:style>
    <style:style style:name="P11" style:family="paragraph" style:parent-style-name="Standard">
      <style:text-properties fo:language="en" fo:country="US" officeooo:rsid="001965a5" officeooo:paragraph-rsid="001965a5"/>
    </style:style>
    <style:style style:name="P12" style:family="paragraph" style:parent-style-name="Standard">
      <style:text-properties fo:language="en" fo:country="US" officeooo:rsid="001965a5" officeooo:paragraph-rsid="001ab0c5"/>
    </style:style>
    <style:style style:name="P13" style:family="paragraph" style:parent-style-name="Standard">
      <style:text-properties fo:language="en" fo:country="US" fo:font-weight="bold" officeooo:rsid="001c2677" officeooo:paragraph-rsid="001c2677" style:font-weight-asian="bold" style:font-weight-complex="bold"/>
    </style:style>
    <style:style style:name="P14" style:family="paragraph" style:parent-style-name="Standard">
      <style:text-properties fo:language="en" fo:country="US" fo:font-weight="bold" officeooo:rsid="001965a5" officeooo:paragraph-rsid="001c2677" style:font-weight-asian="bold" style:font-weight-complex="bold"/>
    </style:style>
    <style:style style:name="P15" style:family="paragraph" style:parent-style-name="Standard">
      <style:text-properties fo:language="en" fo:country="US" fo:font-weight="bold" officeooo:rsid="001285c5" officeooo:paragraph-rsid="001285c5" style:font-weight-asian="bold" style:font-weight-complex="bold"/>
    </style:style>
    <style:style style:name="P16" style:family="paragraph" style:parent-style-name="Standard">
      <style:text-properties fo:language="en" fo:country="US" officeooo:rsid="001ab0c5" officeooo:paragraph-rsid="001ab0c5"/>
    </style:style>
    <style:style style:name="P17" style:family="paragraph" style:parent-style-name="Standard">
      <style:text-properties fo:language="en" fo:country="US" officeooo:rsid="00189df4" officeooo:paragraph-rsid="001c2677"/>
    </style:style>
    <style:style style:name="P18" style:family="paragraph" style:parent-style-name="Standard">
      <style:text-properties fo:language="en" fo:country="US" officeooo:rsid="0025527e" officeooo:paragraph-rsid="0025527e"/>
    </style:style>
    <style:style style:name="P19" style:family="paragraph" style:parent-style-name="Standard">
      <style:text-properties fo:language="en" fo:country="US" officeooo:rsid="00261826" officeooo:paragraph-rsid="00261826"/>
    </style:style>
    <style:style style:name="P20" style:family="paragraph" style:parent-style-name="Standard">
      <style:text-properties fo:language="en" fo:country="US" officeooo:rsid="001d64dd" officeooo:paragraph-rsid="001d64dd"/>
    </style:style>
    <style:style style:name="P21" style:family="paragraph" style:parent-style-name="Standard">
      <style:text-properties fo:language="en" fo:country="US" officeooo:rsid="00209e17" officeooo:paragraph-rsid="00209e17"/>
    </style:style>
    <style:style style:name="P22" style:family="paragraph" style:parent-style-name="Standard">
      <style:text-properties fo:language="en" fo:country="US" officeooo:rsid="002ae4ce" officeooo:paragraph-rsid="002ae4ce"/>
    </style:style>
    <style:style style:name="P23" style:family="paragraph" style:parent-style-name="Standard">
      <style:text-properties fo:language="en" fo:country="US" officeooo:rsid="0002a4b6" officeooo:paragraph-rsid="0002a4b6"/>
    </style:style>
    <style:style style:name="P24" style:family="paragraph" style:parent-style-name="Standard">
      <style:text-properties fo:language="en" fo:country="US" officeooo:rsid="0002a4b6" officeooo:paragraph-rsid="00065c48"/>
    </style:style>
    <style:style style:name="P25" style:family="paragraph" style:parent-style-name="Standard">
      <style:text-properties fo:language="en" fo:country="US" officeooo:rsid="00065c48" officeooo:paragraph-rsid="00065c48"/>
    </style:style>
    <style:style style:name="P26" style:family="paragraph" style:parent-style-name="Standard">
      <style:text-properties fo:language="en" fo:country="US" officeooo:rsid="00083d73" officeooo:paragraph-rsid="00083d73"/>
    </style:style>
    <style:style style:name="P27" style:family="paragraph" style:parent-style-name="Standard">
      <style:text-properties fo:language="en" fo:country="US" officeooo:rsid="001285c5" officeooo:paragraph-rsid="001285c5"/>
    </style:style>
    <style:style style:name="P28" style:family="paragraph" style:parent-style-name="Standard">
      <style:paragraph-properties fo:line-height="200%"/>
      <style:text-properties fo:language="en" fo:country="US" officeooo:rsid="001285c5" officeooo:paragraph-rsid="001285c5"/>
    </style:style>
    <style:style style:name="P29" style:family="paragraph" style:parent-style-name="Standard">
      <style:text-properties fo:language="en" fo:country="US" officeooo:rsid="00396e05" officeooo:paragraph-rsid="00396e05"/>
    </style:style>
    <style:style style:name="P30" style:family="paragraph" style:parent-style-name="Standard">
      <style:paragraph-properties fo:margin-left="0in" fo:margin-right="0in" fo:text-indent="0in" style:auto-text-indent="false"/>
      <style:text-properties fo:language="en" fo:country="US" officeooo:rsid="00083d73" officeooo:paragraph-rsid="00083d73"/>
    </style:style>
    <style:style style:name="P31" style:family="paragraph" style:parent-style-name="Standard">
      <style:paragraph-properties fo:break-before="page"/>
      <style:text-properties fo:language="en" fo:country="US" officeooo:rsid="001965a5" officeooo:paragraph-rsid="001965a5"/>
    </style:style>
    <style:style style:name="P32" style:family="paragraph" style:parent-style-name="Standard">
      <style:paragraph-properties fo:break-before="page"/>
      <style:text-properties fo:language="en" fo:country="US" officeooo:rsid="00261826" officeooo:paragraph-rsid="00261826"/>
    </style:style>
    <style:style style:name="P33" style:family="paragraph" style:parent-style-name="Title">
      <style:text-properties fo:language="en" fo:country="US"/>
    </style:style>
    <style:style style:name="P34" style:family="paragraph" style:parent-style-name="Text_20_body">
      <style:text-properties fo:language="en" fo:country="US" fo:font-weight="bold" style:font-weight-asian="bold" style:font-weight-complex="bold"/>
    </style:style>
    <style:style style:name="P35" style:family="paragraph" style:parent-style-name="Standard" style:list-style-name="L1">
      <style:paragraph-properties fo:line-height="200%"/>
      <style:text-properties fo:language="en" fo:country="US" officeooo:rsid="001285c5" officeooo:paragraph-rsid="0012bbe6"/>
    </style:style>
    <style:style style:name="P36" style:family="paragraph" style:parent-style-name="Standard" style:list-style-name="L1">
      <style:paragraph-properties fo:line-height="200%"/>
      <style:text-properties fo:language="en" fo:country="US" officeooo:rsid="001285c5" officeooo:paragraph-rsid="0050c8d4"/>
    </style:style>
    <style:style style:name="P37" style:family="paragraph" style:parent-style-name="Standard" style:list-style-name="L1">
      <style:text-properties fo:language="en" fo:country="US" officeooo:rsid="001285c5" officeooo:paragraph-rsid="001285c5"/>
    </style:style>
    <style:style style:name="P38" style:family="paragraph" style:parent-style-name="Standard">
      <style:text-properties fo:language="en" fo:country="US" officeooo:rsid="0017bba8" officeooo:paragraph-rsid="0042df40"/>
    </style:style>
    <style:style style:name="P39" style:family="paragraph" style:parent-style-name="Standard">
      <style:text-properties fo:language="en" fo:country="US" officeooo:rsid="001c2677" officeooo:paragraph-rsid="0042df40"/>
    </style:style>
    <style:style style:name="P40" style:family="paragraph" style:parent-style-name="Standard">
      <style:text-properties fo:language="en" fo:country="US" officeooo:rsid="001965a5" officeooo:paragraph-rsid="0042df40"/>
    </style:style>
    <style:style style:name="P41" style:family="paragraph" style:parent-style-name="Standard">
      <style:text-properties fo:language="en" fo:country="US" fo:font-weight="bold" style:font-weight-asian="bold" style:font-weight-complex="bold"/>
    </style:style>
    <style:style style:name="P42" style:family="paragraph" style:parent-style-name="Standard">
      <style:text-properties fo:language="en" fo:country="US" fo:font-weight="bold" officeooo:rsid="001c2677" officeooo:paragraph-rsid="0042df40" style:font-weight-asian="bold" style:font-weight-complex="bold"/>
    </style:style>
    <style:style style:name="P43" style:family="paragraph" style:parent-style-name="Standard">
      <style:text-properties fo:language="en" fo:country="US" fo:font-weight="bold" officeooo:rsid="001965a5" officeooo:paragraph-rsid="0042df40" style:font-weight-asian="bold" style:font-weight-complex="bold"/>
    </style:style>
    <style:style style:name="P44" style:family="paragraph" style:parent-style-name="Standard">
      <style:text-properties fo:language="en" fo:country="US" fo:font-weight="bold" officeooo:rsid="00449f95" officeooo:paragraph-rsid="00449f95" style:font-weight-asian="bold" style:font-weight-complex="bold"/>
    </style:style>
    <style:style style:name="P45" style:family="paragraph" style:parent-style-name="Standard">
      <style:text-properties fo:language="en" fo:country="US" fo:font-weight="bold" officeooo:rsid="0029afb8" officeooo:paragraph-rsid="00485d22" style:font-weight-asian="bold" style:font-weight-complex="bold"/>
    </style:style>
    <style:style style:name="P46" style:family="paragraph" style:parent-style-name="Standard">
      <style:text-properties fo:language="en" fo:country="US" fo:font-weight="bold" officeooo:rsid="0029afb8" officeooo:paragraph-rsid="0049296d" style:font-weight-asian="bold" style:font-weight-complex="bold"/>
    </style:style>
    <style:style style:name="P47" style:family="paragraph" style:parent-style-name="Standard">
      <style:text-properties fo:language="en" fo:country="US" fo:font-weight="bold" officeooo:paragraph-rsid="00485d22" style:font-weight-asian="bold" style:font-weight-complex="bold"/>
    </style:style>
    <style:style style:name="P48" style:family="paragraph" style:parent-style-name="Standard">
      <style:text-properties fo:language="en" fo:country="US" fo:font-weight="bold" officeooo:rsid="00485d22" officeooo:paragraph-rsid="00485d22" style:font-weight-asian="bold" style:font-weight-complex="bold"/>
    </style:style>
    <style:style style:name="P49" style:family="paragraph" style:parent-style-name="Standard">
      <style:text-properties fo:language="en" fo:country="US" fo:font-weight="bold" officeooo:rsid="0049296d" officeooo:paragraph-rsid="0049296d" style:font-weight-asian="bold" style:font-weight-complex="bold"/>
    </style:style>
    <style:style style:name="P50" style:family="paragraph" style:parent-style-name="Standard">
      <style:text-properties fo:language="en" fo:country="US" fo:font-weight="bold" officeooo:rsid="004a73cd" officeooo:paragraph-rsid="004a73cd" style:font-weight-asian="bold" style:font-weight-complex="bold"/>
    </style:style>
    <style:style style:name="P51" style:family="paragraph" style:parent-style-name="Standard">
      <style:text-properties fo:language="en" fo:country="US" fo:font-weight="bold" officeooo:rsid="004e3ed1" officeooo:paragraph-rsid="004e3ed1" style:font-weight-asian="bold" style:font-weight-complex="bold"/>
    </style:style>
    <style:style style:name="P52" style:family="paragraph" style:parent-style-name="Standard">
      <style:text-properties fo:language="en" fo:country="US" officeooo:paragraph-rsid="0042df40"/>
    </style:style>
    <style:style style:name="P53" style:family="paragraph" style:parent-style-name="Standard">
      <style:text-properties fo:language="en" fo:country="US" officeooo:rsid="00195b4c" officeooo:paragraph-rsid="001c2677"/>
    </style:style>
    <style:style style:name="P54" style:family="paragraph" style:parent-style-name="Standard">
      <style:text-properties fo:language="en" fo:country="US" officeooo:rsid="00195b4c" officeooo:paragraph-rsid="0042df40"/>
    </style:style>
    <style:style style:name="P55" style:family="paragraph" style:parent-style-name="Standard">
      <style:text-properties fo:language="en" fo:country="US" officeooo:rsid="0042df40" officeooo:paragraph-rsid="0042df40"/>
    </style:style>
    <style:style style:name="P56" style:family="paragraph" style:parent-style-name="Standard">
      <style:text-properties fo:language="en" fo:country="US" officeooo:rsid="00209e17" officeooo:paragraph-rsid="00209e17"/>
    </style:style>
    <style:style style:name="P57" style:family="paragraph" style:parent-style-name="Standard">
      <style:text-properties fo:language="en" fo:country="US" officeooo:rsid="0025527e" officeooo:paragraph-rsid="00449f95"/>
    </style:style>
    <style:style style:name="P58" style:family="paragraph" style:parent-style-name="Standard">
      <style:text-properties fo:language="en" fo:country="US" officeooo:rsid="00449f95" officeooo:paragraph-rsid="00449f95"/>
    </style:style>
    <style:style style:name="P59" style:family="paragraph" style:parent-style-name="Standard">
      <style:text-properties fo:language="en" fo:country="US" officeooo:rsid="00449f95" officeooo:paragraph-rsid="004a73cd"/>
    </style:style>
    <style:style style:name="P60" style:family="paragraph" style:parent-style-name="Standard">
      <style:text-properties fo:language="en" fo:country="US" officeooo:rsid="00449f95" officeooo:paragraph-rsid="004c529b"/>
    </style:style>
    <style:style style:name="P61" style:family="paragraph" style:parent-style-name="Standard">
      <style:text-properties fo:language="en" fo:country="US" officeooo:rsid="00483d7c" officeooo:paragraph-rsid="00483d7c"/>
    </style:style>
    <style:style style:name="P62" style:family="paragraph" style:parent-style-name="Standard">
      <style:text-properties fo:language="en" fo:country="US" officeooo:rsid="00483d7c" officeooo:paragraph-rsid="00485d22"/>
    </style:style>
    <style:style style:name="P63" style:family="paragraph" style:parent-style-name="Standard">
      <style:text-properties fo:language="en" fo:country="US" officeooo:rsid="00483d7c" officeooo:paragraph-rsid="004a73cd"/>
    </style:style>
    <style:style style:name="P64" style:family="paragraph" style:parent-style-name="Standard">
      <style:text-properties fo:language="en" fo:country="US" officeooo:rsid="00485d22" officeooo:paragraph-rsid="00485d22"/>
    </style:style>
    <style:style style:name="P65" style:family="paragraph" style:parent-style-name="Standard">
      <style:text-properties fo:language="en" fo:country="US" officeooo:rsid="002ac727" officeooo:paragraph-rsid="00485d22"/>
    </style:style>
    <style:style style:name="P66" style:family="paragraph" style:parent-style-name="Standard">
      <style:text-properties fo:language="en" fo:country="US" officeooo:rsid="0029afb8" officeooo:paragraph-rsid="00485d22"/>
    </style:style>
    <style:style style:name="P67" style:family="paragraph" style:parent-style-name="Standard">
      <style:text-properties fo:language="en" fo:country="US" officeooo:rsid="0029afb8" officeooo:paragraph-rsid="0049296d"/>
    </style:style>
    <style:style style:name="P68" style:family="paragraph" style:parent-style-name="Standard">
      <style:text-properties fo:language="en" fo:country="US" officeooo:rsid="002ae4ce" officeooo:paragraph-rsid="002ae4ce"/>
    </style:style>
    <style:style style:name="P69" style:family="paragraph" style:parent-style-name="Standard">
      <style:text-properties fo:language="en" fo:country="US" officeooo:rsid="002ae4ce" officeooo:paragraph-rsid="0049296d"/>
    </style:style>
    <style:style style:name="P70" style:family="paragraph" style:parent-style-name="Standard">
      <style:text-properties fo:language="en" fo:country="US" officeooo:paragraph-rsid="0049296d"/>
    </style:style>
    <style:style style:name="P71" style:family="paragraph" style:parent-style-name="Standard">
      <style:text-properties fo:language="en" fo:country="US" officeooo:rsid="0049296d" officeooo:paragraph-rsid="0049296d"/>
    </style:style>
    <style:style style:name="P72" style:family="paragraph" style:parent-style-name="Standard">
      <style:text-properties fo:language="en" fo:country="US" officeooo:rsid="004a73cd" officeooo:paragraph-rsid="004a73cd"/>
    </style:style>
    <style:style style:name="P73" style:family="paragraph" style:parent-style-name="Standard">
      <style:text-properties fo:language="en" fo:country="US" officeooo:paragraph-rsid="00485d22"/>
    </style:style>
    <style:style style:name="P74" style:family="paragraph" style:parent-style-name="Standard">
      <style:text-properties fo:language="en" fo:country="US" officeooo:rsid="0002a4b6" officeooo:paragraph-rsid="0002a4b6"/>
    </style:style>
    <style:style style:name="P75" style:family="paragraph" style:parent-style-name="Standard">
      <style:text-properties fo:language="en" fo:country="US" officeooo:rsid="004e3ed1" officeooo:paragraph-rsid="004e3ed1"/>
    </style:style>
    <style:style style:name="P76" style:family="paragraph" style:parent-style-name="Standard">
      <style:text-properties fo:language="en" fo:country="US" officeooo:rsid="004f7a17" officeooo:paragraph-rsid="004f7a17"/>
    </style:style>
    <style:style style:name="P77" style:family="paragraph" style:parent-style-name="Standard">
      <style:text-properties officeooo:rsid="001965a5" officeooo:paragraph-rsid="0042df40"/>
    </style:style>
    <style:style style:name="P78" style:family="paragraph" style:parent-style-name="Standard">
      <style:paragraph-properties fo:break-before="page"/>
      <style:text-properties fo:language="en" fo:country="US" officeooo:rsid="00449f95" officeooo:paragraph-rsid="00449f95"/>
    </style:style>
    <style:style style:name="P79" style:family="paragraph" style:parent-style-name="Standard">
      <style:paragraph-properties fo:break-before="page"/>
      <style:text-properties fo:language="en" fo:country="US" officeooo:rsid="0029afb8" officeooo:paragraph-rsid="00485d22"/>
    </style:style>
    <style:style style:name="P80" style:family="paragraph" style:parent-style-name="Text_20_body">
      <style:text-properties fo:language="en" fo:country="US" officeooo:paragraph-rsid="004f7a17"/>
    </style:style>
    <style:style style:name="P81" style:family="paragraph" style:parent-style-name="Text_20_body">
      <style:paragraph-properties fo:margin-top="0in" fo:margin-bottom="0in" loext:contextual-spacing="false"/>
      <style:text-properties fo:language="en" fo:country="US" fo:font-weight="bold" officeooo:paragraph-rsid="00449f95" style:font-weight-asian="bold" style:font-weight-complex="bold"/>
    </style:style>
    <style:style style:name="P82" style:family="paragraph" style:parent-style-name="Heading_20_2">
      <style:text-properties fo:language="en" fo:country="US"/>
    </style:style>
    <style:style style:name="P83" style:family="paragraph" style:parent-style-name="Heading_20_2">
      <style:text-properties fo:language="en" fo:country="US" officeooo:paragraph-rsid="001c2677"/>
    </style:style>
    <style:style style:name="P84" style:family="paragraph" style:parent-style-name="Heading_20_2">
      <style:text-properties fo:language="en" fo:country="US" officeooo:rsid="004a73cd" officeooo:paragraph-rsid="004c529b"/>
    </style:style>
    <style:style style:name="P85" style:family="paragraph" style:parent-style-name="Heading_20_2" style:list-style-name="">
      <style:text-properties fo:language="en" fo:country="US"/>
    </style:style>
    <style:style style:name="P86" style:family="paragraph" style:parent-style-name="Heading_20_2">
      <style:paragraph-properties fo:break-before="page"/>
      <style:text-properties fo:language="en" fo:country="US"/>
    </style:style>
    <style:style style:name="P87" style:family="paragraph" style:parent-style-name="Heading_20_3">
      <style:text-properties fo:language="en" fo:country="US"/>
    </style:style>
    <style:style style:name="P88" style:family="paragraph" style:parent-style-name="Heading_20_3">
      <style:text-properties fo:language="en" fo:country="US" officeooo:paragraph-rsid="0042df40"/>
    </style:style>
    <style:style style:name="P89" style:family="paragraph" style:parent-style-name="Heading_20_1">
      <style:text-properties fo:language="en" fo:country="US"/>
    </style:style>
    <style:style style:name="P90" style:family="paragraph" style:parent-style-name="Heading_20_1">
      <style:paragraph-properties fo:break-before="page"/>
      <style:text-properties fo:language="en" fo:country="US"/>
    </style:style>
    <style:style style:name="P91" style:family="paragraph" style:parent-style-name="Heading_20_1">
      <style:paragraph-properties fo:break-before="page"/>
      <style:text-properties fo:language="en" fo:country="US" officeooo:paragraph-rsid="001c2677"/>
    </style:style>
    <style:style style:name="P92" style:family="paragraph" style:parent-style-name="Contents_20_2">
      <style:paragraph-properties>
        <style:tab-stops>
          <style:tab-stop style:position="6.4965in" style:type="right" style:leader-style="dotted" style:leader-text="."/>
        </style:tab-stops>
      </style:paragraph-properties>
    </style:style>
    <style:style style:name="P93" style:family="paragraph" style:parent-style-name="Contents_20_3">
      <style:paragraph-properties>
        <style:tab-stops>
          <style:tab-stop style:position="6.3in" style:type="right" style:leader-style="dotted" style:leader-text="."/>
        </style:tab-stops>
      </style:paragraph-properties>
    </style:style>
    <style:style style:name="P94" style:family="paragraph" style:parent-style-name="Contents_20_1">
      <style:paragraph-properties>
        <style:tab-stops>
          <style:tab-stop style:position="6.6929in" style:type="right" style:leader-style="dotted" style:leader-text="."/>
        </style:tab-stops>
      </style:paragraph-properties>
    </style:style>
    <style:style style:name="P95" style:family="paragraph" style:parent-style-name="Footer">
      <style:text-properties fo:language="en" fo:country="US" officeooo:rsid="00396e05" officeooo:paragraph-rsid="00396e05"/>
    </style:style>
    <style:style style:name="T1" style:family="text">
      <style:text-properties fo:font-weight="bold" style:font-weight-asian="bold" style:font-weight-complex="bold"/>
    </style:style>
    <style:style style:name="T2" style:family="text">
      <style:text-properties fo:font-weight="bold" officeooo:rsid="00483d7c" style:font-weight-asian="bold" style:font-weight-complex="bold"/>
    </style:style>
    <style:style style:name="T3" style:family="text">
      <style:text-properties fo:font-weight="bold" officeooo:rsid="00449f95" style:font-weight-asian="bold" style:font-weight-complex="bold"/>
    </style:style>
    <style:style style:name="T4" style:family="text">
      <style:text-properties fo:font-weight="bold" officeooo:rsid="0029afb8" style:font-weight-asian="bold" style:font-weight-complex="bold"/>
    </style:style>
    <style:style style:name="T5" style:family="text">
      <style:text-properties fo:font-weight="bold" officeooo:rsid="0049296d" style:font-weight-asian="bold" style:font-weight-complex="bold"/>
    </style:style>
    <style:style style:name="T6" style:family="text">
      <style:text-properties fo:font-weight="bold" officeooo:rsid="004f7a17" style:font-weight-asian="bold" style:font-weight-complex="bold"/>
    </style:style>
    <style:style style:name="T7" style:family="text">
      <style:text-properties fo:font-weight="bold" officeooo:rsid="0050c8d4" style:font-weight-asian="bold" style:font-weight-complex="bold"/>
    </style:style>
    <style:style style:name="T8" style:family="text">
      <style:text-properties fo:font-weight="bold" officeooo:rsid="0002a4b6" style:font-weight-asian="bold" style:font-weight-complex="bold"/>
    </style:style>
    <style:style style:name="T9" style:family="text">
      <style:text-properties fo:font-weight="bold" officeooo:rsid="004e3ed1" style:font-weight-asian="bold" style:font-weight-complex="bold"/>
    </style:style>
    <style:style style:name="T10" style:family="text">
      <style:text-properties officeooo:rsid="0002a4b6"/>
    </style:style>
    <style:style style:name="T11" style:family="text">
      <style:text-properties officeooo:rsid="00083d73"/>
    </style:style>
    <style:style style:name="T12" style:family="text">
      <style:text-properties officeooo:rsid="000f90cf"/>
    </style:style>
    <style:style style:name="T13" style:family="text">
      <style:text-properties officeooo:rsid="00109936"/>
    </style:style>
    <style:style style:name="T14" style:family="text">
      <style:text-properties officeooo:rsid="0012bbe6"/>
    </style:style>
    <style:style style:name="T15" style:family="text">
      <style:text-properties officeooo:rsid="0016a894"/>
    </style:style>
    <style:style style:name="T16" style:family="text">
      <style:text-properties officeooo:rsid="0017bba8"/>
    </style:style>
    <style:style style:name="T17" style:family="text">
      <style:text-properties officeooo:rsid="00189df4"/>
    </style:style>
    <style:style style:name="T18" style:family="text">
      <style:text-properties officeooo:rsid="00195b4c"/>
    </style:style>
    <style:style style:name="T19" style:family="text">
      <style:text-properties officeooo:rsid="001ab0c5"/>
    </style:style>
    <style:style style:name="T20" style:family="text">
      <style:text-properties officeooo:rsid="001c2677"/>
    </style:style>
    <style:style style:name="T21" style:family="text">
      <style:text-properties officeooo:rsid="001f3bbb"/>
    </style:style>
    <style:style style:name="T22" style:family="text">
      <style:text-properties officeooo:rsid="00209e17"/>
    </style:style>
    <style:style style:name="T23" style:family="text">
      <style:text-properties officeooo:rsid="00261826"/>
    </style:style>
    <style:style style:name="T24" style:family="text">
      <style:text-properties officeooo:rsid="0029afb8"/>
    </style:style>
    <style:style style:name="T25" style:family="text">
      <style:text-properties officeooo:rsid="002ac727"/>
    </style:style>
    <style:style style:name="T26" style:family="text">
      <style:text-properties officeooo:rsid="002ae4ce"/>
    </style:style>
    <style:style style:name="T27" style:family="text">
      <style:text-properties officeooo:rsid="002e1b67"/>
    </style:style>
    <style:style style:name="T28" style:family="text">
      <style:text-properties officeooo:rsid="002ffdde"/>
    </style:style>
    <style:style style:name="T29" style:family="text">
      <style:text-properties officeooo:rsid="0031c5b0"/>
    </style:style>
    <style:style style:name="T30" style:family="text">
      <style:text-properties officeooo:rsid="00332273"/>
    </style:style>
    <style:style style:name="T31" style:family="text">
      <style:text-properties officeooo:rsid="0034c01a"/>
    </style:style>
    <style:style style:name="T32" style:family="text">
      <style:text-properties officeooo:rsid="00351c2a"/>
    </style:style>
    <style:style style:name="T33" style:family="text">
      <style:text-properties officeooo:rsid="003702f2"/>
    </style:style>
    <style:style style:name="T34" style:family="text">
      <style:text-properties fo:language="en" fo:country="US"/>
    </style:style>
    <style:style style:name="T35" style:family="text">
      <style:text-properties fo:language="en" fo:country="US" officeooo:rsid="0049296d"/>
    </style:style>
    <style:style style:name="T36" style:family="text">
      <style:text-properties officeooo:rsid="0038676b"/>
    </style:style>
    <style:style style:name="T37" style:family="text">
      <style:text-properties officeooo:rsid="0038a1af"/>
    </style:style>
    <style:style style:name="T38" style:family="text">
      <style:text-properties officeooo:rsid="003d8a32"/>
    </style:style>
    <style:style style:name="T39" style:family="text">
      <style:text-properties officeooo:rsid="003f59e5"/>
    </style:style>
    <style:style style:name="T40" style:family="text">
      <style:text-properties officeooo:rsid="0042df40"/>
    </style:style>
    <style:style style:name="T41" style:family="text">
      <style:text-properties officeooo:rsid="00449f95"/>
    </style:style>
    <style:style style:name="T42" style:family="text">
      <style:text-properties officeooo:rsid="00461417"/>
    </style:style>
    <style:style style:name="T43" style:family="text">
      <style:text-properties officeooo:rsid="0046614f"/>
    </style:style>
    <style:style style:name="T44" style:family="text">
      <style:text-properties officeooo:rsid="00483d7c"/>
    </style:style>
    <style:style style:name="T45" style:family="text">
      <style:text-properties officeooo:rsid="00485d22"/>
    </style:style>
    <style:style style:name="T46" style:family="text">
      <style:text-properties fo:font-weight="normal" officeooo:rsid="00485d22" style:font-weight-asian="normal" style:font-weight-complex="normal"/>
    </style:style>
    <style:style style:name="T47" style:family="text">
      <style:text-properties officeooo:rsid="0049296d"/>
    </style:style>
    <style:style style:name="T48" style:family="text">
      <style:text-properties officeooo:rsid="004a73cd"/>
    </style:style>
    <style:style style:name="T49" style:family="text">
      <style:text-properties officeooo:rsid="004c529b"/>
    </style:style>
    <style:style style:name="T50" style:family="text">
      <style:text-properties officeooo:rsid="004e3ed1"/>
    </style:style>
    <style:style style:name="T51" style:family="text">
      <style:text-properties officeooo:rsid="004f7a17"/>
    </style:style>
    <style:style style:name="T52" style:family="text">
      <style:text-properties officeooo:rsid="0050c8d4"/>
    </style:style>
    <style:style style:name="Sect1" style:family="section">
      <style:section-properties style:editable="false">
        <style:columns fo:column-count="1" fo:column-gap="0in"/>
      </style:section-properties>
    </style:style>
    <text:list-style style:name="L1">
      <text:list-level-style-image text:level="1" xlink:href="Pictures/100008870000018B0000018B903A573EF2CBD1FA.svg" xlink:type="simple" xlink:show="embed" xlink:actuate="onLoad">
        <style:list-level-properties text:list-level-position-and-space-mode="label-alignment" style:vertical-pos="middle" style:vertical-rel="line" fo:width="0.1555in" fo:height="0.1555in">
          <style:list-level-label-alignment text:label-followed-by="listtab" text:list-tab-stop-position="0.5in" fo:text-indent="-0.25in" fo:margin-left="0.5in"/>
        </style:list-level-properties>
      </text:list-level-style-image>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Apollo-3 BLE <text:span text:style-name="T39">communication between Apollo3 boards</text:span></text:p>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4"><text:a xlink:type="simple" xlink:href="#__RefHeading___Toc504_4261894373" text:style-name="Index_20_Link" text:visited-style-name="Index_20_Link">1. Foreword<text:tab/>2</text:a></text:p>
          <text:p text:style-name="P94"><text:a xlink:type="simple" xlink:href="#__RefHeading___Toc432_4261894373" text:style-name="Index_20_Link" text:visited-style-name="Index_20_Link">2. Hardware<text:tab/>3</text:a></text:p>
          <text:p text:style-name="P92"><text:a xlink:type="simple" xlink:href="#__RefHeading___Toc434_4261894373" text:style-name="Index_20_Link" text:visited-style-name="Index_20_Link">2.1 Server board<text:tab/>3</text:a></text:p>
          <text:p text:style-name="P92"><text:a xlink:type="simple" xlink:href="#__RefHeading___Toc436_4261894373" text:style-name="Index_20_Link" text:visited-style-name="Index_20_Link">2.2 Client hardware<text:tab/>3</text:a></text:p>
          <text:p text:style-name="P94"><text:a xlink:type="simple" xlink:href="#__RefHeading___Toc438_4261894373" text:style-name="Index_20_Link" text:visited-style-name="Index_20_Link">3. Software installation<text:tab/>4</text:a></text:p>
          <text:p text:style-name="P92"><text:a xlink:type="simple" xlink:href="#__RefHeading___Toc440_4261894373" text:style-name="Index_20_Link" text:visited-style-name="Index_20_Link">3.1 Server software<text:tab/>4</text:a></text:p>
          <text:p text:style-name="P93"><text:a xlink:type="simple" xlink:href="#__RefHeading___Toc442_4261894373" text:style-name="Index_20_Link" text:visited-style-name="Index_20_Link">3.1.1 Apollo3 software<text:tab/>4</text:a></text:p>
          <text:p text:style-name="P93"><text:a xlink:type="simple" xlink:href="#__RefHeading___Toc444_4261894373" text:style-name="Index_20_Link" text:visited-style-name="Index_20_Link">3.1.2 Application software<text:tab/>4</text:a></text:p>
          <text:p text:style-name="P92"><text:a xlink:type="simple" xlink:href="#__RefHeading___Toc446_4261894373" text:style-name="Index_20_Link" text:visited-style-name="Index_20_Link">3.2 Client software<text:tab/>5</text:a></text:p>
          <text:p text:style-name="P93"><text:a xlink:type="simple" xlink:href="#__RefHeading___Toc1496_813501632" text:style-name="Index_20_Link" text:visited-style-name="Index_20_Link">3.2.1 Apollo3 software<text:tab/>5</text:a></text:p>
          <text:p text:style-name="P93"><text:a xlink:type="simple" xlink:href="#__RefHeading___Toc444_42618943731" text:style-name="Index_20_Link" text:visited-style-name="Index_20_Link">3.2.2 Client Application software<text:tab/>5</text:a></text:p>
          <text:p text:style-name="P94"><text:a xlink:type="simple" xlink:href="#__RefHeading___Toc452_4261894373" text:style-name="Index_20_Link" text:visited-style-name="Index_20_Link">4. Software overview<text:tab/>6</text:a></text:p>
          <text:p text:style-name="P92"><text:a xlink:type="simple" xlink:href="#__RefHeading___Toc454_4261894373" text:style-name="Index_20_Link" text:visited-style-name="Index_20_Link">4.1 Server Software<text:tab/>6</text:a></text:p>
          <text:p text:style-name="P93"><text:a xlink:type="simple" xlink:href="#__RefHeading___Toc456_4261894373" text:style-name="Index_20_Link" text:visited-style-name="Index_20_Link">4.1.1 High level overview<text:tab/>6</text:a></text:p>
          <text:p text:style-name="P93"><text:a xlink:type="simple" xlink:href="#__RefHeading___Toc458_4261894373" text:style-name="Index_20_Link" text:visited-style-name="Index_20_Link">4.1.2 Parameter setting<text:tab/>7</text:a></text:p>
          <text:p text:style-name="P92"><text:a xlink:type="simple" xlink:href="#__RefHeading___Toc460_4261894373" text:style-name="Index_20_Link" text:visited-style-name="Index_20_Link">4.2 Client Software<text:tab/>7</text:a></text:p>
          <text:p text:style-name="P93"><text:a xlink:type="simple" xlink:href="#__RefHeading___Toc462_4261894373" text:style-name="Index_20_Link" text:visited-style-name="Index_20_Link">4.2.1 High level overview<text:tab/>7</text:a></text:p>
          <text:p text:style-name="P93"><text:a xlink:type="simple" xlink:href="#__RefHeading___Toc1517_813501632" text:style-name="Index_20_Link" text:visited-style-name="Index_20_Link">4.2.2 Parameter setting<text:tab/>8</text:a></text:p>
          <text:p text:style-name="P94"><text:a xlink:type="simple" xlink:href="#__RefHeading___Toc1498_813501632" text:style-name="Index_20_Link" text:visited-style-name="Index_20_Link">5. Client Menu selection<text:tab/>9</text:a></text:p>
          <text:p text:style-name="P92"><text:a xlink:type="simple" xlink:href="#__RefHeading___Toc1519_813501632" text:style-name="Index_20_Link" text:visited-style-name="Index_20_Link">5.1 Main menu<text:tab/>9</text:a></text:p>
          <text:p text:style-name="P92"><text:a xlink:type="simple" xlink:href="#__RefHeading___Toc1521_813501632" text:style-name="Index_20_Link" text:visited-style-name="Index_20_Link">5.2 GAP menu<text:tab/>9</text:a></text:p>
          <text:p text:style-name="P92"><text:a xlink:type="simple" xlink:href="#__RefHeading___Toc1523_813501632" text:style-name="Index_20_Link" text:visited-style-name="Index_20_Link">5.3 GATT menu<text:tab/>10</text:a></text:p>
          <text:p text:style-name="P92"><text:a xlink:type="simple" xlink:href="#__RefHeading___Toc1525_813501632" text:style-name="Index_20_Link" text:visited-style-name="Index_20_Link">5.4 AMDTP menu<text:tab/>11</text:a></text:p>
          <text:p text:style-name="P94"><text:a xlink:type="simple" xlink:href="#__RefHeading___Toc472_4261894373" text:style-name="Index_20_Link" text:visited-style-name="Index_20_Link">Appendix A : Adding an option<text:tab/>13</text:a></text:p>
          <text:p text:style-name="P92"><text:a xlink:type="simple" xlink:href="#__RefHeading___Toc474_4261894373" text:style-name="Index_20_Link" text:visited-style-name="Index_20_Link">A.1 client side changes<text:tab/>13</text:a></text:p>
          <text:p text:style-name="P93"><text:a xlink:type="simple" xlink:href="#__RefHeading___Toc1562_813501632" text:style-name="Index_20_Link" text:visited-style-name="Index_20_Link">A.1.1 ble_menu.c<text:tab/>13</text:a></text:p>
          <text:p text:style-name="P93"><text:a xlink:type="simple" xlink:href="#__RefHeading___Toc476_4261894373" text:style-name="Index_20_Link" text:visited-style-name="Index_20_Link">A.1.2 amdtp_svrcmds.h<text:tab/>13</text:a></text:p>
          <text:p text:style-name="P93"><text:a xlink:type="simple" xlink:href="#__RefHeading___Toc1564_813501632" text:style-name="Index_20_Link" text:visited-style-name="Index_20_Link">A.1.3 amdtp_svrcmds.c<text:tab/>13</text:a></text:p>
          <text:p text:style-name="P92"><text:a xlink:type="simple" xlink:href="#__RefHeading___Toc496_4261894373" text:style-name="Index_20_Link" text:visited-style-name="Index_20_Link">A.2 Server side changes<text:tab/>14</text:a></text:p>
          <text:p text:style-name="P93"><text:a xlink:type="simple" xlink:href="#__RefHeading___Toc498_4261894373" text:style-name="Index_20_Link" text:visited-style-name="Index_20_Link">A.2.1 BLE_amdtp.h<text:tab/>14</text:a></text:p>
          <text:p text:style-name="P93"><text:a xlink:type="simple" xlink:href="#__RefHeading___Toc500_4261894373" text:style-name="Index_20_Link" text:visited-style-name="Index_20_Link">A.2.2 BLE_amdtps.ino<text:tab/>14</text:a></text:p>
          <text:p text:style-name="P94"><text:a xlink:type="simple" xlink:href="#__RefHeading___Toc502_4261894373" text:style-name="Index_20_Link" text:visited-style-name="Index_20_Link">Appendix B Check list for changes<text:tab/>15</text:a></text:p>
        </text:index-body>
      </text:table-of-content>
      <text:p text:style-name="P3"/>
      <text:p text:style-name="P3"/>
      <text:p text:style-name="P3"/>
      <text:p text:style-name="P3"/>
      <text:p text:style-name="P3"/>
      <text:h text:style-name="P89" text:outline-level="1"><text:bookmark-start text:name="__RefHeading___Toc504_4261894373"/><text:soft-page-break/>1. Foreword<text:bookmark-end text:name="__RefHeading___Toc504_4261894373"/></text:h>
      <text:p text:style-name="P3"/>
      <text:p text:style-name="P4">As part of a project to better understand Bluetooth, I have worked connecting boards from Sparkfun based on Apollo3. The connection is <text:span text:style-name="T38">using </text:span>the lightweight, pr<text:span text:style-name="T16">opriety</text:span> AMD Transaction Protocol. </text:p>
      <text:p text:style-name="P4"/>
      <text:p text:style-name="P4">The Apollo3 bo<text:span text:style-name="T16">a</text:span>rd is acting as a server and all actions are initiated by <text:span text:style-name="T40">a client running on another Apollo3 board</text:span>. <text:span text:style-name="T16">The client has also been tested to run on with IDE 1.8.12.</text:span></text:p>
      <text:p text:style-name="P4"/>
      <text:p text:style-name="P5">An example BLE_led was available, but only provides the functionality to put a led on and off. Not very <text:span text:style-name="T36">helpful.</text:span> This solution can do MUCH more to exchange data.</text:p>
      <text:p text:style-name="P5"/>
      <text:p text:style-name="P29"><text:span text:style-name="T40">March</text:span> 2020,</text:p>
      <text:p text:style-name="P29"/>
      <text:p text:style-name="P29">Paul van Haastrecht</text:p>
      <text:p text:style-name="P29">paulvha@hotmail.com</text:p>
      <text:p text:style-name="P3"/>
      <text:p text:style-name="P3"/>
      <text:h text:style-name="P90" text:outline-level="1"><text:bookmark-start text:name="__RefHeading___Toc432_4261894373"/><text:span text:style-name="T17">2. </text:span>Hardware<text:bookmark-end text:name="__RefHeading___Toc432_4261894373"/></text:h>
      <text:p text:style-name="P6"/>
      <text:h text:style-name="P82" text:outline-level="2"><text:bookmark-start text:name="__RefHeading___Toc434_4261894373"/><text:span text:style-name="T17">2.1 </text:span>Server board<text:bookmark-end text:name="__RefHeading___Toc434_4261894373"/></text:h>
      <text:p text:style-name="P6"/>
      <text:p text:style-name="P6">The server software has been tested on a Redboard Artemis ATP (DEV-15442) and a Sparkfun Edge Development board (DEV-15170). On the later, not all pins are available, actually NONE of the ADC pins is available. <text:span text:style-name="T47">So it better to have the ATP run as server.</text:span></text:p>
      <text:p text:style-name="P6"/>
      <text:p text:style-name="P6">Optionally an BME280 can be connected on both leveraging the QW<text:span text:style-name="T47">I</text:span>IC interface, o<text:span text:style-name="T30">r</text:span> us<text:span text:style-name="T30">e</text:span> the SDA / SCL connectors on the ATP. The Adafruit BME280 has been tested successfully.</text:p>
      <text:p text:style-name="P6"/>
      <text:h text:style-name="P82" text:outline-level="2"><text:bookmark-start text:name="__RefHeading___Toc436_4261894373"/><text:span text:style-name="T17">2.2 </text:span>Client hardware<text:bookmark-end text:name="__RefHeading___Toc436_4261894373"/></text:h>
      <text:p text:style-name="P6"/>
      <text:p text:style-name="P38">The <text:span text:style-name="T47">client</text:span> software has been tested on a Redboard Artemis ATP (DEV-15442) and a Sparkfun Edge Development board (DEV-15170). </text:p>
      <text:p text:style-name="P6"/>
      <text:p text:style-name="P6"/>
      <text:p text:style-name="P6"/>
      <text:p text:style-name="P6"/>
      <text:p text:style-name="P6"/>
      <text:p text:style-name="P6"/>
      <text:p text:style-name="P6"/>
      <text:h text:style-name="P90" text:outline-level="1"><text:bookmark-start text:name="__RefHeading___Toc438_4261894373"/>3. Software installation<text:bookmark-end text:name="__RefHeading___Toc438_4261894373"/></text:h>
      <text:p text:style-name="P8"/>
      <text:h text:style-name="P82" text:outline-level="2"><text:bookmark-start text:name="__RefHeading___Toc440_4261894373"/>3.1 Server software<text:bookmark-end text:name="__RefHeading___Toc440_4261894373"/></text:h>
      <text:h text:style-name="P87" text:outline-level="3"><text:bookmark-start text:name="__RefHeading___Toc442_4261894373"/>3.1.<text:span text:style-name="T28">1</text:span> Apollo3 software<text:bookmark-end text:name="__RefHeading___Toc442_4261894373"/></text:h>
      <text:p text:style-name="P10"/>
      <text:p text:style-name="P1"><text:span text:style-name="T34">Make sure you have the latest </text:span><text:span text:style-name="T35">Apollo3 </text:span><text:span text:style-name="T34">Arduino library. </text:span><text:span text:style-name="T35">At the time of testing that was 1.0.30. </text:span><text:span text:style-name="T34">Follow the steps on </text:span><text:a xlink:type="simple" xlink:href="https://learn.sparkfun.com/tutorials/artemis-development-with-arduino?_ga=2.21301179.126288810.1581865370-203897739.1571077629" text:style-name="Internet_20_link" text:visited-style-name="Visited_20_Internet_20_Link"><text:span text:style-name="T34">https://learn.sparkfun.com/tutorials/artemis-development-with-arduino?_ga=2.21301179.126288810.1581865370-203897739.1571077629</text:span></text:a></text:p>
      <text:p text:style-name="P11"/>
      <text:p text:style-name="P11">Select the right board in the Arduino IDE.</text:p>
      <text:p text:style-name="P11"/>
      <text:p text:style-name="P12"/>
      <text:h text:style-name="P87" text:outline-level="3"><text:bookmark-start text:name="__RefHeading___Toc444_4261894373"/>3.1.2 <text:span text:style-name="T28">Application</text:span> software<text:bookmark-end text:name="__RefHeading___Toc444_4261894373"/></text:h>
      <text:p text:style-name="P13"/>
      <text:p text:style-name="P2">Select the folder with the BLE_amdts.ino. This folder contains other files that are necessary for compiling.</text:p>
      <text:p text:style-name="P14"/>
      <text:p text:style-name="P12">Make the optional changes in the top of the BLE_amdts.ino as defined in chapter 4.<text:span text:style-name="T22">1.2</text:span>. </text:p>
      <text:p text:style-name="P12"/>
      <text:p text:style-name="P12">Now compile and load the software to the board. On the <text:span text:style-name="T19">E</text:span>dge board you will have to manually set it in boo<text:span text:style-name="T30">t</text:span>loader :</text:p>
      <text:p text:style-name="P11"/>
      <text:p text:style-name="P11">press and hold reset</text:p>
      <text:p text:style-name="P11">press and hold button 14</text:p>
      <text:p text:style-name="P11">release reset, while holding button 14</text:p>
      <text:p text:style-name="P11"/>
      <text:p text:style-name="P11">Once it starts uploading you can release button 14. After upload it might be necessary to press reset to start the program.</text:p>
      <text:p text:style-name="P11"/>
      <text:p text:style-name="P31"/>
      <text:h text:style-name="P82" text:outline-level="2"><text:bookmark-start text:name="__RefHeading___Toc446_4261894373"/>3.2 Client software<text:bookmark-end text:name="__RefHeading___Toc446_4261894373"/></text:h>
      <text:p text:style-name="P16"/>
      <text:h text:style-name="P88" text:outline-level="3"><text:bookmark-start text:name="__RefHeading___Toc1496_813501632"/>3.<text:span text:style-name="T40">2</text:span>.<text:span text:style-name="T28">1</text:span> Apollo3 software<text:bookmark-end text:name="__RefHeading___Toc1496_813501632"/></text:h>
      <text:p text:style-name="P39"/>
      <text:p text:style-name="P77"><text:span text:style-name="T34">Make sure you have the latest Arduino library. Follow the steps on </text:span><text:a xlink:type="simple" xlink:href="https://learn.sparkfun.com/tutorials/artemis-development-with-arduino?_ga=2.21301179.126288810.1581865370-203897739.1571077629" text:style-name="Internet_20_link" text:visited-style-name="Visited_20_Internet_20_Link"><text:span text:style-name="T34">https://learn.sparkfun.com/tutorials/artemis-development-with-arduino?_ga=2.21301179.126288810.1581865370-203897739.1571077629</text:span></text:a></text:p>
      <text:p text:style-name="P40"/>
      <text:p text:style-name="P40">Select the right board in the Arduino IDE.</text:p>
      <text:p text:style-name="P40"/>
      <text:p text:style-name="P40"/>
      <text:h text:style-name="P88" text:outline-level="3"><text:bookmark-start text:name="__RefHeading___Toc444_42618943731"/>3.<text:span text:style-name="T40">2</text:span>.2 <text:span text:style-name="T40">Client Application</text:span> software<text:bookmark-end text:name="__RefHeading___Toc444_42618943731"/></text:h>
      <text:p text:style-name="P42"/>
      <text:p text:style-name="P52">Select the folder with the amdt<text:span text:style-name="T40">pc</text:span>.ino. This folder contains other files that are necessary for compiling.</text:p>
      <text:p text:style-name="P43"/>
      <text:p text:style-name="P40">Make the optional changes <text:span text:style-name="T40">to the client software see</text:span> chapter 4.<text:span text:style-name="T52">2.2</text:span>.</text:p>
      <text:p text:style-name="P40"/>
      <text:p text:style-name="P40">Now compile and load the software to the board. On the <text:span text:style-name="T19">E</text:span>dge board you will have to manually set it in boo<text:span text:style-name="T30">t</text:span>loader :</text:p>
      <text:p text:style-name="P40"/>
      <text:p text:style-name="P40">press and hold reset</text:p>
      <text:p text:style-name="P40">press and hold button 14</text:p>
      <text:p text:style-name="P40">release reset, while holding button 14</text:p>
      <text:p text:style-name="P40"/>
      <text:p text:style-name="P40">Once it starts uploading you can release button 14. After upload it might be necessary to press reset to start the program.</text:p>
      <text:p text:style-name="P10"/>
      <text:p text:style-name="P16"/>
      <text:h text:style-name="P91" text:outline-level="1"><text:bookmark-start text:name="__RefHeading___Toc452_4261894373"/><text:span text:style-name="T20">4. </text:span>Software <text:span text:style-name="T20">overview</text:span><text:bookmark-end text:name="__RefHeading___Toc452_4261894373"/></text:h>
      <text:p text:style-name="P7"/>
      <text:h text:style-name="P83" text:outline-level="2"><text:bookmark-start text:name="__RefHeading___Toc454_4261894373"/><text:span text:style-name="T20">4</text:span>.<text:span text:style-name="T18">1</text:span> Server Software<text:bookmark-end text:name="__RefHeading___Toc454_4261894373"/></text:h>
      <text:p text:style-name="P17"/>
      <text:p text:style-name="P9">The server solution has been build with the Arduino Apollo3 software as created by Sparkfun. This software <text:span text:style-name="T30">(1.0.30)</text:span> is based on the Ambiqsuite SDK for the Apollo3. The AMD Transfer Protocol (AMDTP) has been taken from the AmbiqSuite and for the base for the sketch the Sparkfun provided example8_BLE_LED.ino. The server support (optional) an BME280, for which the software has been taken from Sparkfun BME280 library.</text:p>
      <text:p text:style-name="P9"/>
      <text:p text:style-name="P55">This software has also been tested by applying with the EXACTLE stack ported from Ambiq SDK 2.3.2 (which supports hashing). The software will auto-detect this option and adjust </text:p>
      <text:p text:style-name="P9"/>
      <text:h text:style-name="P87" text:outline-level="3"><text:bookmark-start text:name="__RefHeading___Toc456_4261894373"/>4.1.<text:span text:style-name="T37">1</text:span> <text:span text:style-name="T29">H</text:span>igh level overview<text:bookmark-end text:name="__RefHeading___Toc456_4261894373"/></text:h>
      <text:p text:style-name="P18"/>
      <text:p text:style-name="P18">The core components are the EXACTLE Bluetooth stack, also known as CORDIO stack, which is part of the board package. <text:span text:style-name="T31">T</text:span>he AMD transfer protocol, which is included as part of the additional file in the BLE_amdts directory (same as the .ino). Once initialized the server will wait for a client to connect and receiving data. <text:span text:style-name="T23">With any data received it will call UserRequestReceived() in the sketch to handle the request on user level. Once completed the user will call SendReplyClient() with the data to return.</text:span></text:p>
      <text:p text:style-name="P18"/>
      <text:p text:style-name="P19">The format of the data is:</text:p>
      <text:p text:style-name="P19">val[0] = requested command sent by Client, now returned to client</text:p>
      <text:p text:style-name="P19">val[1] = length of any optional additional data (else 0)</text:p>
      <text:p text:style-name="P19">val[2] = start of optional additional data</text:p>
      <text:p text:style-name="P19"/>
      <text:p text:style-name="P19">The format of the <text:span text:style-name="T31">additional </text:span>data is free form, maximum 100 character<text:span text:style-name="T31">s.</text:span> (see 4.1.3) It is the responsibility of the user to make sure Server and Client know how to interpret the data depending on the requested command.</text:p>
      <text:p text:style-name="P19"/>
      <text:p text:style-name="P19">NOTE: if the execution of <text:span text:style-name="T31">a</text:span> command too lo<text:span text:style-name="T31">n</text:span>g, the Bluetooth stack <text:span text:style-name="T31">might</text:span> get stuck. See example of ‘chat’ how to overcome that.</text:p>
      <text:p text:style-name="P19"><text:s/></text:p>
      <text:p text:style-name="P32"/>
      <text:h text:style-name="P87" text:outline-level="3"><text:bookmark-start text:name="__RefHeading___Toc458_4261894373"/>4.1.<text:span text:style-name="T37">2</text:span> <text:span text:style-name="T28">P</text:span>arameter setting<text:bookmark-end text:name="__RefHeading___Toc458_4261894373"/></text:h>
      <text:p text:style-name="P20"/>
      <text:p text:style-name="P20">A number of parameters can be changed in the top of the sketch <text:span text:style-name="T21">BLE_amdts.ino</text:span></text:p>
      <text:p text:style-name="P20"/>
      <text:p text:style-name="P20">#define <text:span text:style-name="T1">BLE_PERIPHERAL_NAME </text:span>"Artemis AMDTP BLE"</text:p>
      <text:p text:style-name="P20"><text:tab/>This defines the name of the server as it will show on Bluetooth.</text:p>
      <text:p text:style-name="P20"/>
      <text:p text:style-name="P20">#define <text:span text:style-name="T1">MAXREPLY</text:span> 100</text:p>
      <text:p text:style-name="P20"><text:tab/>Defines the maximum buffer length of data that can be submitted</text:p>
      <text:p text:style-name="P20"/>
      <text:p text:style-name="P20">#define <text:span text:style-name="T1">INCLUDE_BME280</text:span> </text:p>
      <text:p text:style-name="P20"><text:tab/>This enables including the BME280 software in the server. Default it is commented out.</text:p>
      <text:p text:style-name="P20"/>
      <text:p text:style-name="P20">ONLY VALID IF BME280 is selected</text:p>
      <text:p text:style-name="P20"><text:tab/>bool <text:span text:style-name="T1">ALTM</text:span> = true; sent Altitude in meters (true) or feet (false)</text:p>
      <text:p text:style-name="P20"><text:s text:c="2"/><text:tab/>bool <text:span text:style-name="T1">TEMPC</text:span> = true; sent temperature in Celsius (true) or Fahrenheit (false)</text:p>
      <text:p text:style-name="P20"/>
      <text:p text:style-name="P20">For DEBUG the following options are available, <text:span text:style-name="T38">which are disabled by default.</text:span> These need to be set in the additional file ble_debug.h:</text:p>
      <text:p text:style-name="P20"/>
      <text:p text:style-name="P20">#define <text:span text:style-name="T1">BLE_Debug </text:span><text:s text:c="16"/>will show all the data and program flow</text:p>
      <text:p text:style-name="P20">#define <text:span text:style-name="T1">BLE_SHOW_DATA </text:span><text:s text:c="2"/>will only show the data received and sent</text:p>
      <text:h text:style-name="P83" text:outline-level="2"><text:bookmark-start text:name="__RefHeading___Toc460_4261894373"/><text:span text:style-name="T20">4</text:span>.<text:span text:style-name="T18">2</text:span> Client Software<text:bookmark-end text:name="__RefHeading___Toc460_4261894373"/></text:h>
      <text:p text:style-name="P9"/>
      <text:p text:style-name="P54">The <text:span text:style-name="T40">client</text:span> solution has been build with the Arduino Apollo3 software as created by Sparkfun. This software <text:span text:style-name="T30">(1.0.30)</text:span> is based on the AmbiqSuite SDK for the Apollo3. The AMD Transfer Protocol (AMDTP) has been taken from the AmbiqSuite and for the base for the sketch the Ambiq <text:span text:style-name="T40">Freetos amdtpc software was taken</text:span>. </text:p>
      <text:p text:style-name="P54"/>
      <text:p text:style-name="P55">This software has also been tested by applying with the EXACTLE stack ported from Ambuiq SDK 2.3.2 (which supports hashing). The software will auto-detect this option and adjust </text:p>
      <text:p text:style-name="P9"/>
      <text:h text:style-name="P87" text:outline-level="3"><text:bookmark-start text:name="__RefHeading___Toc462_4261894373"/>4.2.1 <text:span text:style-name="T28">H</text:span>igh level overview<text:bookmark-end text:name="__RefHeading___Toc462_4261894373"/></text:h>
      <text:p text:style-name="P21"/>
      <text:p text:style-name="P57">The core components are the EXACTLE Bluetooth stack, also known as CORDIO stack, which is part of the board package. <text:span text:style-name="T31">T</text:span>he AMD transfer protocol, which is included as part of the additional file in the <text:span text:style-name="T41">amdtpc</text:span> directory (same as the .ino). </text:p>
      <text:p text:style-name="P57"/>
      <text:p text:style-name="P57">Once initialized <text:span text:style-name="T41">the</text:span> client <text:span text:style-name="T41">will show a 3 option menu: <text:s/>GAP, GATT and AMDTP. The first action is to scan for devices in the GAP menu (option 1), Once devices has been found, select Create connect90n (option 4) and select the devices index-number</text:span> connect. <text:span text:style-name="T41">Once connected, return to the main menu (option h) and select the AMDTP menu to interact with the server UI commands. </text:span><text:s/></text:p>
      <text:p text:style-name="P21"/>
      <text:p text:style-name="P21"/>
      <text:h text:style-name="P87" text:outline-level="3"><text:bookmark-start text:name="__RefHeading___Toc1517_813501632"/><text:soft-page-break/>4.2.2 <text:span text:style-name="T48">P</text:span>aram<text:span text:style-name="T48">e</text:span>ter setting<text:bookmark-end text:name="__RefHeading___Toc1517_813501632"/></text:h>
      <text:p text:style-name="P71"/>
      <text:p text:style-name="P72">The parameters are combined in the file ‘ble_menu.h’</text:p>
      <text:p text:style-name="P72"/>
      <text:p text:style-name="P50">//#define AM_DEBUG_PRINTF</text:p>
      <text:p text:style-name="P72">This enables extended debug messages across all the files of the client solution. IN the top of each file this is translated to enable debug messages for that specific file. That might be handy if you focus on debugging only part of the file. (commented out by default)</text:p>
      <text:p text:style-name="P72"/>
      <text:p text:style-name="P72"><text:span text:style-name="T1">#define BLE_MENU</text:span></text:p>
      <text:p text:style-name="P72">Will enable the menu approach, in case later files should be used for other reasons.</text:p>
      <text:p text:style-name="P72"/>
      <text:p text:style-name="P50">#define AM_MENU_BUFSIZE 256</text:p>
      <text:p text:style-name="P72">The buffer to display menu strings with am_menu_printf().</text:p>
      <text:p text:style-name="P72"/>
      <text:p text:style-name="P50">#define RXDATALEN 50</text:p>
      <text:p text:style-name="P72">Maximum data length <text:s/>from keyboard input</text:p>
      <text:p text:style-name="P72"/>
      <text:p text:style-name="P71"/>
      <text:p text:style-name="P71"/>
      <text:h text:style-name="P90" text:outline-level="1"><text:bookmark-start text:name="__RefHeading___Toc1498_813501632"/><text:span text:style-name="T48">5. Client </text:span><text:s/><text:span text:style-name="T42">Menu selection</text:span><text:bookmark-end text:name="__RefHeading___Toc1498_813501632"/></text:h>
      <text:h text:style-name="P82" text:outline-level="2"><text:bookmark-start text:name="__RefHeading___Toc1519_813501632"/>5.1 Main menu<text:bookmark-end text:name="__RefHeading___Toc1519_813501632"/></text:h>
      <text:p text:style-name="P81"><text:span text:style-name="T41">--------------BLE main menu--------------------</text:span></text:p>
      <text:p text:style-name="P81"><text:span text:style-name="T41">1. BLE_MENU_ID_GAP</text:span></text:p>
      <text:p text:style-name="P81"><text:span text:style-name="T41">2. BLE_MENU_ID_GATT</text:span></text:p>
      <text:p text:style-name="P81"><text:span text:style-name="T41">3. BLE_MENU_ID_AMDTP</text:span></text:p>
      <text:p text:style-name="P81"><text:span text:style-name="T41">hint: use 'h' to do main menu</text:span></text:p>
      <text:p text:style-name="P81"><text:span text:style-name="T41"><text:s/>-----------------------------------------------------</text:span></text:p>
      <text:p text:style-name="P58">The main menu has 3 options. </text:p>
      <text:p text:style-name="P58"/>
      <text:p text:style-name="P58"/>
      <text:h text:style-name="P82" text:outline-level="2"><text:bookmark-start text:name="__RefHeading___Toc1521_813501632"/>5.2 GAP menu<text:bookmark-end text:name="__RefHeading___Toc1521_813501632"/></text:h>
      <text:p text:style-name="P58"/>
      <text:p text:style-name="P44">----------------------GAP menu----------------------</text:p>
      <text:p text:style-name="P44">1. Start Scan</text:p>
      <text:p text:style-name="P44">2. Stop Scan</text:p>
      <text:p text:style-name="P44">3. Show Scan Results</text:p>
      <text:p text:style-name="P44">4. Create Connection</text:p>
      <text:p text:style-name="P44">5. Close connection</text:p>
      <text:p text:style-name="P44">6. Toggle Through-put measurement</text:p>
      <text:p text:style-name="P44"/>
      <text:p text:style-name="P44">hint: use 'h' to do main menu</text:p>
      <text:p text:style-name="P44">-----------------------------------------------------</text:p>
      <text:p text:style-name="P58"/>
      <text:p text:style-name="P59"><text:span text:style-name="T2">1. </text:span><text:span text:style-name="T1">Start scan :</text:span></text:p>
      <text:p text:style-name="P59">will start the scanning process for other <text:span text:style-name="T43">Bluetooth</text:span> devices. Will time out after 4 seconds</text:p>
      <text:p text:style-name="P58"/>
      <text:p text:style-name="P59"><text:span text:style-name="T2">2. </text:span><text:span text:style-name="T1">Stop scan :</text:span></text:p>
      <text:p text:style-name="P59">Manually stop scanning.</text:p>
      <text:p text:style-name="P58"/>
      <text:p text:style-name="P78"/>
      <text:p text:style-name="P59"><text:span text:style-name="T2">3. </text:span><text:span text:style-name="T1">Show Scan result :</text:span></text:p>
      <text:p text:style-name="P59"><text:span text:style-name="T48">W</text:span>ill show an overview of the detected devices during scan.</text:p>
      <text:p text:style-name="P58"/>
      <text:p text:style-name="P58">--------------------Scan Results--------------------</text:p>
      <text:p text:style-name="P58">0 : 0 66:77:88:23:BB:EF Artemis AMDTP BLE</text:p>
      <text:p text:style-name="P58">---------------------------------------------------------</text:p>
      <text:p text:style-name="P58">The </text:p>
      <text:p text:style-name="P58">‘0 :’ is the index number </text:p>
      <text:p text:style-name="P58">‘0’ <text:s text:c="2"/>is the <text:span text:style-name="T45">address </text:span>type <text:span text:style-name="T44">defined as :</text:span></text:p>
      <text:p text:style-name="P58"/>
      <text:p text:style-name="P58">HCI_ADDR_TYPE_PUBLIC <text:s text:c="25"/>0 <text:s text:c="6"/>/*!&lt; \brief Public device address */</text:p>
      <text:p text:style-name="P58">HCI_ADDR_TYPE_RANDOM <text:s text:c="22"/>1 <text:s text:c="6"/>/*!&lt; \brief Random device address */</text:p>
      <text:p text:style-name="P58">HCI_ADDR_TYPE_PUBLIC_IDENTITY <text:s text:c="5"/>2 <text:s text:c="6"/>/*!&lt; \brief Public identity address */</text:p>
      <text:p text:style-name="P58">HCI_ADDR_TYPE_RANDOM_IDENTITY <text:s text:c="2"/>3 <text:s text:c="6"/>/*!&lt; \brief Random identity address */</text:p>
      <text:p text:style-name="P58">HCI_ADDR_TYPE_ANONYMOUS <text:s text:c="10"/>0xFF <text:s text:c="3"/>/*!&lt; \brief Anonymous device address */</text:p>
      <text:p text:style-name="P58"/>
      <text:p text:style-name="P58">66:77:88:23:BB:EF : the Bluetooth address</text:p>
      <text:p text:style-name="P58"/>
      <text:p text:style-name="P58">Artemis AMDTP BLE : name provided by the detected <text:span text:style-name="T43">Bluetooth</text:span> devices <text:span text:style-name="T43">(if correctly detected)</text:span></text:p>
      <text:p text:style-name="P58"/>
      <text:p text:style-name="P63"><text:span text:style-name="T1">4 create connection: <text:s/></text:span></text:p>
      <text:p text:style-name="P63">Will show the detected devices as mentioned above and now select the index number of the device to connect of press ‘h’ to return to main menu.</text:p>
      <text:p text:style-name="P61"/>
      <text:p text:style-name="P63"><text:span text:style-name="T1">5. Close device :</text:span></text:p>
      <text:p text:style-name="P63">Will close a current connection.</text:p>
      <text:p text:style-name="P61"/>
      <text:p text:style-name="P63"><text:span text:style-name="T1">6. </text:span><text:span text:style-name="T3">Toggle through-put measurement :</text:span></text:p>
      <text:p text:style-name="P63"><text:span text:style-name="T46">T</text:span><text:span text:style-name="T45">his will provide on regular inter fall the amount of bytes that have been received.</text:span></text:p>
      <text:p text:style-name="P62"/>
      <text:h text:style-name="P84" text:outline-level="2"><text:bookmark-start text:name="__RefHeading___Toc1523_813501632"/>5.<text:span text:style-name="T49">3</text:span> GA<text:span text:style-name="T49">TT</text:span> menu<text:bookmark-end text:name="__RefHeading___Toc1523_813501632"/></text:h>
      <text:p text:style-name="P60"><text:span text:style-name="T42">At this stage the GATT menu does not have any options to select.</text:span></text:p>
      <text:p text:style-name="P60"/>
      <text:h text:style-name="P86" text:outline-level="2"><text:bookmark-start text:name="__RefHeading___Toc1525_813501632"/>5.4 <text:s/>AMDTP menu<text:bookmark-end text:name="__RefHeading___Toc1525_813501632"/></text:h>
      <text:p text:style-name="P73"><text:span text:style-name="T45">Once connected the main menu will be show again and now selected option 3.</text:span></text:p>
      <text:p text:style-name="P64"/>
      <text:p text:style-name="P48">----------------------AMDTP menu----------------------</text:p>
      <text:p text:style-name="P48">1. <text:s/>Request Server to send <text:bookmark-start text:name="__DdeLink__1480_813501632"/>test<text:bookmark-end text:name="__DdeLink__1480_813501632"/> data</text:p>
      <text:p text:style-name="P48">2. <text:s/>Request Server to stop sending test data</text:p>
      <text:p text:style-name="P48">3. <text:s/>Sent ‘H<text:span text:style-name="T49">e</text:span>llo’ to server</text:p>
      <text:p text:style-name="P48">4. <text:s/>Request battery level percentage</text:p>
      <text:p text:style-name="P48">5. <text:s/>Request battery level percentage with load resistor</text:p>
      <text:p text:style-name="P48">6. <text:s/>Request internal temperature in Celsius</text:p>
      <text:p text:style-name="P48">7. <text:s/>Request internal temperature in Fahrenheit</text:p>
      <text:p text:style-name="P48">8. <text:s/>Turn server onboard led on</text:p>
      <text:p text:style-name="P48">9. <text:s/>Turn server onboard led off</text:p>
      <text:p text:style-name="P48">10. Request BME280 measurement</text:p>
      <text:p text:style-name="P48">11. Request ADC pin level</text:p>
      <text:p text:style-name="P48">12. Request chat session</text:p>
      <text:p text:style-name="P48">13. Request digital pin level</text:p>
      <text:p text:style-name="P48">14. Set digital pin High</text:p>
      <text:p text:style-name="P48">15. Set digital pin Low</text:p>
      <text:p text:style-name="P48"/>
      <text:p text:style-name="P48">hint: use 'h' to do main menu</text:p>
      <text:p text:style-name="P48">-----------------------------------------------------</text:p>
      <text:p text:style-name="P64"/>
      <text:p text:style-name="P47"><text:span text:style-name="T47">1. </text:span>Start receiving test data</text:p>
      <text:p text:style-name="P66">Entering 1&lt;enter&gt; the server will sent “test #” every second or so. The # will increment with each received message. </text:p>
      <text:p text:style-name="P66"/>
      <text:p text:style-name="P45"><text:span text:style-name="T47">2. </text:span>Stop receiving test data</text:p>
      <text:p text:style-name="P66">Entering a 2 will instruct the server to stop sending test data. The menu will reappear.</text:p>
      <text:p text:style-name="P66"/>
      <text:p text:style-name="P49">3. Send hello</text:p>
      <text:p text:style-name="P71">Just a test to check the connection is working. The server will reply with an “Hello” responds. <text:span text:style-name="T24">The menu will reappear.</text:span></text:p>
      <text:p text:style-name="P67"/>
      <text:p text:style-name="P45"><text:span text:style-name="T47">4. </text:span>Battery level in percentage</text:p>
      <text:p text:style-name="P66">The Apollo3 processor has an internal ADC sensor for the battery level, no additional hardware needed. This opt<text:span text:style-name="T32">i</text:span>on will display the percentage of measured value / 3.3V (which is the expected voltage). Too high or TOO low can cause issues. The menu will reappear.</text:p>
      <text:p text:style-name="P66"/>
      <text:p text:style-name="P45"><text:span text:style-name="T47">5. </text:span>Battery level in percentage with load resistor</text:p>
      <text:p text:style-name="P66">The Apollo3 processor has an internal ADC sensor for the battery level AND an internal load resistor ( ~500 ohm), no additional hardware needed. This opt<text:span text:style-name="T32">i</text:span>on will display the percentage of measured value / 3.3V (which is the expected voltage). By first setting the resistor and then measure the percentage you get an impression about the quality of the supply <text:span text:style-name="T32">under load</text:span>. After measurement the resistor is removed. Much lower value tha<text:span text:style-name="T32">n</text:span> measure without load resistor can indicate weak power supply. The menu will reappear.</text:p>
      <text:p text:style-name="P66"/>
      <text:p text:style-name="P79"/>
      <text:p text:style-name="P46"><text:span text:style-name="T47">6 &amp; 7 </text:span>Read internal temperature in Celsius /Fahrenheit</text:p>
      <text:p text:style-name="P67">The Apollo3 processor has an internal temperature measurement, no additional hardware needed. This option will display in Celsius <text:span text:style-name="T26">or Fahrenheit </text:span>that internal temperature and the menu will reappear.</text:p>
      <text:p text:style-name="P67"/>
      <text:p text:style-name="P45"><text:span text:style-name="T47">8. </text:span>Turn LED on</text:p>
      <text:p text:style-name="P66">will turn ON the on-board led on the server. The menu will reappear.</text:p>
      <text:p text:style-name="P66"/>
      <text:p text:style-name="P45"><text:span text:style-name="T47">9. </text:span>Turn LED off</text:p>
      <text:p text:style-name="P66">will turn OFF the on-board led on the server. The menu will reappear.</text:p>
      <text:p text:style-name="P66"/>
      <text:p text:style-name="P45"><text:span text:style-name="T47">10. </text:span>Read BME280 (if connected)</text:p>
      <text:p text:style-name="P66">Optionally a BME280 can be connected to the server. This must be enabled in the sketch, <text:span text:style-name="T25">see chapter 4.1.3 as well info in top of sketch. If enabled this will show the BME280 result. </text:span>The menu will reappear.</text:p>
      <text:p text:style-name="P66"/>
      <text:p text:style-name="P45"><text:span text:style-name="T47">11. </text:span>Read ADC channel</text:p>
      <text:p text:style-name="P65">After selecting this option you need to provide a valid ADC channel of the Apollo3 to be read. The results will be between 0 and 1023 <text:span text:style-name="T32">and in volt. The menu will reappear.</text:span></text:p>
      <text:p text:style-name="P65"/>
      <text:p text:style-name="P70"><text:span text:style-name="T5">12. </text:span><text:span text:style-name="T4">Perform simple chat</text:span></text:p>
      <text:p text:style-name="P69">This will allow to sent a line of text (max 45 characters) taken from the keyboard from the client to the server. It will wait for the server to respond, but not endless. <text:span text:style-name="T27">The message</text:span> will be displayed on the server and what is typed on the server is displayed at the client. If the server or the client is sending BYE, the connection will close and the menu will re-appear. </text:p>
      <text:p text:style-name="P69"/>
      <text:p text:style-name="P45"><text:span text:style-name="T47">13. </text:span>Read a digital pin</text:p>
      <text:p text:style-name="P65">After selecting this option you need to provide a valid digital pin of the Apollo3 to be read. The result will be HIGH or LOW. <text:span text:style-name="T24">The menu will reappear.</text:span></text:p>
      <text:p text:style-name="P65"/>
      <text:p text:style-name="P45"><text:span text:style-name="T47">14 &amp; 15 </text:span>Set a pin HIGH <text:span text:style-name="T26">or LOW</text:span></text:p>
      <text:p text:style-name="P73"><text:span text:style-name="T25">After selecting this option you need to provide a valid digital pin of the Apollo3 to be set. The menu will reappear.</text:span></text:p>
      <text:p text:style-name="P22"><text:span text:style-name="T4"/></text:p>
      <text:p text:style-name="P22"><text:s/></text:p>
      <text:h text:style-name="P90" text:outline-level="1"><text:bookmark-start text:name="__RefHeading___Toc472_4261894373"/><text:span text:style-name="T22">Appendix A : </text:span>Adding a<text:span text:style-name="T11">n</text:span> option<text:bookmark-end text:name="__RefHeading___Toc472_4261894373"/></text:h>
      <text:p text:style-name="P23"/>
      <text:p text:style-name="P23">This describes the different steps to take to add a<text:span text:style-name="T11">n</text:span> option <text:span text:style-name="T11">between client and server</text:span></text:p>
      <text:p text:style-name="P23"/>
      <text:h text:style-name="P82" text:outline-level="2"><text:bookmark-start text:name="__RefHeading___Toc474_4261894373"/><text:span text:style-name="T50">A.1 </text:span>client <text:span text:style-name="T13">side </text:span>changes<text:bookmark-end text:name="__RefHeading___Toc474_4261894373"/></text:h>
      <text:h text:style-name="P87" text:outline-level="3"><text:bookmark-start text:name="__RefHeading___Toc1562_813501632"/><text:span text:style-name="T50">A.1.1</text:span> <text:span text:style-name="T50">ble_menu</text:span>.<text:span text:style-name="T32">c</text:span><text:bookmark-end text:name="__RefHeading___Toc1562_813501632"/></text:h>
      <text:p text:style-name="P80"><text:span text:style-name="T32">In <text:s/>“amdtpMenuContent[AMDTP_MENU_MAX_ENTRIES][64]” add the information to display in the AMDTP menu.</text:span></text:p>
      <text:h text:style-name="P87" text:outline-level="3"><text:bookmark-start text:name="__RefHeading___Toc476_4261894373"/><text:span text:style-name="T50">A.</text:span>1.<text:span text:style-name="T51">2</text:span> amdtp_svrcmds.h<text:bookmark-end text:name="__RefHeading___Toc476_4261894373"/></text:h>
      <text:p text:style-name="P23">Add to the structure “ eAmdtpPktcmd_t” the command to sent, As example we use AMD_CMD_XXX and add this after ‘AMDTP_AMDTP_CMD_PIN_LOW_PIN’</text:p>
      <text:p text:style-name="P23"/>
      <text:h text:style-name="P87" text:outline-level="3"><text:bookmark-start text:name="__RefHeading___Toc1564_813501632"/>A.1.3 <text:s/>amdtp_svrcmds.c<text:bookmark-end text:name="__RefHeading___Toc1564_813501632"/></text:h>
      <text:p text:style-name="P75"/>
      <text:p text:style-name="P41">A.1.3.1 <text:s/>handleAMDTPSlection(void)</text:p>
      <text:p text:style-name="P76">Add an entry for the menu selection as defined in A.1.1. </text:p>
      <text:p text:style-name="P23"/>
      <text:p text:style-name="P23"><text:span text:style-name="T6">A.1.3.2 </text:span><text:span text:style-name="T1"><text:s/>CmdInput()</text:span></text:p>
      <text:p text:style-name="P75">In case additional information is required (like a pin ) add the call back in this routine. <text:span text:style-name="T51">Look at the example as done for the others.</text:span></text:p>
      <text:p text:style-name="P75"/>
      <text:p text:style-name="P51"><text:span text:style-name="T51">A.1.3.3 </text:span>HandeServerResp(uint8_t * buf, uint16_t len)</text:p>
      <text:p text:style-name="P76">Add an entry to handle the responds from the server on this command</text:p>
      <text:p text:style-name="P75"/>
      <text:h text:style-name="P85" text:outline-level="2"/>
      <text:h text:style-name="P86" text:outline-level="2"><text:bookmark-start text:name="__RefHeading___Toc496_4261894373"/><text:span text:style-name="T51">A.2 </text:span>Server side changes<text:bookmark-end text:name="__RefHeading___Toc496_4261894373"/></text:h>
      <text:p text:style-name="P25"/>
      <text:h text:style-name="P87" text:outline-level="3"><text:bookmark-start text:name="__RefHeading___Toc498_4261894373"/><text:span text:style-name="T51">A.2.1</text:span> BLE_amdtp.h<text:bookmark-end text:name="__RefHeading___Toc498_4261894373"/></text:h>
      <text:p text:style-name="P25"/>
      <text:p text:style-name="P24">Add to the structure “ eAmdtpPktcmd_t” the command to sent, As example we use AMD_CMD_XXX and add this after ‘AMDTP_CMD_PIN_LOW’. </text:p>
      <text:p text:style-name="P25">This <text:span text:style-name="T12">place MUST</text:span> be on the same place as done in step 1.<text:span text:style-name="T11">1 for </text:span>amdtcUI.h.</text:p>
      <text:p text:style-name="P25"/>
      <text:h text:style-name="P87" text:outline-level="3"><text:bookmark-start text:name="__RefHeading___Toc500_4261894373"/><text:span text:style-name="T51">A.2.2</text:span> BLE_amdtps.ino<text:bookmark-end text:name="__RefHeading___Toc500_4261894373"/></text:h>
      <text:p text:style-name="P25"/>
      <text:p text:style-name="P34"><text:span text:style-name="T51">A.2.2.1</text:span> UserRequestReceived()</text:p>
      <text:p text:style-name="P25"/>
      <text:p text:style-name="P25">Add to the ‘ switch (buf[0]) ‘ <text:span text:style-name="T10">he option to </text:span>capture the request. <text:span text:style-name="T10">This can be anywhere </text:span>in the test <text:span text:style-name="T10">and the format is: </text:span></text:p>
      <text:p text:style-name="P25"><text:s text:c="6"/>case AMDTP_CMD_XXX:</text:p>
      <text:p text:style-name="P25"/>
      <text:p text:style-name="P25"><text:s text:c="8"/>#if defined BLE_SHOW_DATA</text:p>
      <text:p text:style-name="P25"><text:s text:c="11"/>SERIAL_PORT.println("perform command XXX");</text:p>
      <text:p text:style-name="P25"><text:s text:c="8"/>#endif</text:p>
      <text:p text:style-name="P25"/>
      <text:p text:style-name="P25"><text:s text:c="8"/>ACTION TO PERFORM ();</text:p>
      <text:p text:style-name="P25"><text:s text:c="8"/>break;</text:p>
      <text:p text:style-name="P25"/>
      <text:p text:style-name="P25">The format of the result <text:span text:style-name="T11">to return </text:span>is defined as follow :</text:p>
      <text:p text:style-name="P25"><text:tab/>val[0]<text:tab/>command requested by client ( AMDTP_CMD_XXX)</text:p>
      <text:p text:style-name="P25"><text:tab/>val[1] = *val_len = length of <text:span text:style-name="T11">additional </text:span>data</text:p>
      <text:p text:style-name="P26"><text:tab/>val[2] = *val_data = start of additional data</text:p>
      <text:p text:style-name="P30"/>
      <text:p text:style-name="P30">The additional data is free format, but make sure that <text:span text:style-name="T33">Server and client know how to interpret these results.</text:span></text:p>
      <text:p text:style-name="P26"/>
      <text:p text:style-name="P26">The val-buffer is defined for 100 bytes.</text:p>
      <text:p text:style-name="P26"/>
      <text:p text:style-name="P26">The correct values in <text:span text:style-name="T1">*val_len</text:span> and <text:span text:style-name="T1">*val_data</text:span> has to be set by the user. S<text:span text:style-name="T13">ee</text:span> other examples.</text:p>
      <text:h text:style-name="P90" text:outline-level="1"><text:bookmark-start text:name="__RefHeading___Toc502_4261894373"/>Appendix B Check list <text:span text:style-name="T15">for changes</text:span><text:bookmark-end text:name="__RefHeading___Toc502_4261894373"/></text:h>
      <text:p text:style-name="P27"/>
      <text:p text:style-name="P15">CLIENT SOFTWARE CHANGES</text:p>
      <text:p text:style-name="P27"/>
      <text:list xml:id="list101986742" text:style-name="L1">
        <text:list-item>
          <text:p text:style-name="P36"><text:span text:style-name="T51">I</text:span>n amdtp_svrcmds.h add a new command to the <text:span text:style-name="T8">eAmdtpPktcmd</text:span><text:span text:style-name="T10">_t </text:span>structure </text:p>
        </text:list-item>
        <text:list-item>
          <text:p text:style-name="P36">In <text:span text:style-name="T50">ble_menu</text:span>.<text:span text:style-name="T32">c</text:span> add <text:span text:style-name="T52">display option to <text:s/></text:span><text:span text:style-name="T7">amdtpMenuContent</text:span></text:p>
        </text:list-item>
        <text:list-item>
          <text:p text:style-name="P36">In amdtp_svrcmds.c add in the <text:span text:style-name="T1">handleAMDTPSlection</text:span>() the option to the switch</text:p>
        </text:list-item>
        <text:list-item>
          <text:p text:style-name="P36">In <text:span text:style-name="T52">a</text:span>mdtp_svrcmds.c add in the <text:span text:style-name="T8">CmdInput</text:span>() obtaining additional data (Optional)</text:p>
        </text:list-item>
        <text:list-item>
          <text:p text:style-name="P36">In <text:span text:style-name="T52">a</text:span>mdtp_svrcmds.c add in the <text:span text:style-name="T9">HandeServerResp</text:span>() <text:span text:style-name="T52">selection for server responds. </text:span></text:p>
        </text:list-item>
      </text:list>
      <text:p text:style-name="P28"/>
      <text:p text:style-name="P15">SERVER SOFTWARE CHANGES</text:p>
      <text:p text:style-name="P27"/>
      <text:list xml:id="list140533427130688" text:continue-numbering="true" text:style-name="L1">
        <text:list-item>
          <text:p text:style-name="P35">In BLE_amdtp.h add a new command to the structure</text:p>
        </text:list-item>
        <text:list-item>
          <text:p text:style-name="P35">In BLE_amdtps.ino add <text:span text:style-name="T14">in the UserRequestReceived() </text:span>a new <text:span text:style-name="T14">test on </text:span>command </text:p>
          <text:p text:style-name="P37"/>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fo:font-weight="bold"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396e05" officeooo:paragraph-rsid="00396e05"/>
    </style:style>
    <style:style style:name="MT1" style:family="text">
      <style:text-properties fo:font-weight="bold"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MDTP /Apollo3</text:span><text:tab/>page <text:page-number text:select-page="current">15</text:page-number><text:s/>of <text:page-count>15</text:page-count><text:tab/>Version 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5T17:16:12.298500976</meta:creation-date>
    <dc:date>2020-03-15T14:05:22.289050460</dc:date>
    <meta:editing-duration>PT10H28M25S</meta:editing-duration>
    <meta:editing-cycles>36</meta:editing-cycles>
    <meta:generator>LibreOffice/6.0.7.3$Linux_X86_64 LibreOffice_project/00m0$Build-3</meta:generator>
    <meta:document-statistic meta:table-count="0" meta:image-count="0" meta:object-count="0" meta:page-count="15" meta:paragraph-count="254" meta:word-count="2567" meta:character-count="15853" meta:non-whitespace-character-count="13332"/>
  </office:meta>
</office:document-meta>
</file>